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LongHolderEx.set_text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LongHolderEx.set_long( lo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LongHolderEx.JavaLong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Ex.validateLexical( String v , SchemaType sType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Long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Ex.getLongValue( Xml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LongHolderEx.validateValue( long v , SchemaType sType , Validation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JavaLong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